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tyle="italic" officeooo:rsid="001084b9" officeooo:paragraph-rsid="001084b9" style:font-style-asian="italic" style:font-style-complex="italic"/>
    </style:style>
    <style:style style:name="P2" style:family="paragraph" style:parent-style-name="Heading">
      <style:text-properties officeooo:rsid="0011c11d" officeooo:paragraph-rsid="0011c11d"/>
    </style:style>
    <style:style style:name="P3" style:family="paragraph" style:parent-style-name="Heading">
      <style:text-properties officeooo:rsid="001339bc" officeooo:paragraph-rsid="001339bc"/>
    </style:style>
    <style:style style:name="P4" style:family="paragraph" style:parent-style-name="Text_20_body">
      <style:text-properties officeooo:rsid="001084b9" officeooo:paragraph-rsid="001084b9"/>
    </style:style>
    <style:style style:name="P5" style:family="paragraph" style:parent-style-name="Text_20_body">
      <style:text-properties officeooo:rsid="0011c11d" officeooo:paragraph-rsid="0011c11d"/>
    </style:style>
    <style:style style:name="P6" style:family="paragraph" style:parent-style-name="Text_20_body">
      <style:text-properties officeooo:rsid="0011c11d" officeooo:paragraph-rsid="00167750"/>
    </style:style>
    <style:style style:name="P7" style:family="paragraph" style:parent-style-name="Text_20_body">
      <style:text-properties officeooo:rsid="001339bc" officeooo:paragraph-rsid="001339bc"/>
    </style:style>
    <style:style style:name="P8" style:family="paragraph" style:parent-style-name="Text_20_body">
      <style:text-properties officeooo:rsid="001339bc" officeooo:paragraph-rsid="00167750"/>
    </style:style>
    <style:style style:name="P9" style:family="paragraph" style:parent-style-name="Text_20_body">
      <style:text-properties officeooo:rsid="0014ccb0" officeooo:paragraph-rsid="0014ccb0"/>
    </style:style>
    <style:style style:name="P10" style:family="paragraph" style:parent-style-name="Text_20_body">
      <style:text-properties officeooo:rsid="00167750" officeooo:paragraph-rsid="00167750"/>
    </style:style>
    <style:style style:name="P11" style:family="paragraph" style:parent-style-name="Title">
      <style:text-properties officeooo:rsid="001084b9" officeooo:paragraph-rsid="001084b9"/>
    </style:style>
    <style:style style:name="P12" style:family="paragraph" style:parent-style-name="Subtitle">
      <style:text-properties officeooo:rsid="001084b9" officeooo:paragraph-rsid="001084b9"/>
    </style:style>
    <style:style style:name="P13" style:family="paragraph" style:parent-style-name="Text_20_body">
      <style:text-properties officeooo:rsid="0016abf1" officeooo:paragraph-rsid="001a364d"/>
    </style:style>
    <style:style style:name="P14" style:family="paragraph" style:parent-style-name="Text_20_body">
      <style:text-properties officeooo:rsid="001857d3" officeooo:paragraph-rsid="001857d3"/>
    </style:style>
    <style:style style:name="P15" style:family="paragraph" style:parent-style-name="Text_20_body">
      <style:text-properties officeooo:rsid="00193e39" officeooo:paragraph-rsid="00193e39"/>
    </style:style>
    <style:style style:name="P16" style:family="paragraph" style:parent-style-name="Text_20_body">
      <style:text-properties officeooo:rsid="001a364d" officeooo:paragraph-rsid="001a364d"/>
    </style:style>
    <style:style style:name="P17" style:family="paragraph" style:parent-style-name="Heading_20_1">
      <style:text-properties officeooo:rsid="0011c11d" officeooo:paragraph-rsid="0011c11d"/>
    </style:style>
    <style:style style:name="P18" style:family="paragraph" style:parent-style-name="Heading_20_1">
      <style:text-properties officeooo:rsid="0014ccb0" officeooo:paragraph-rsid="0014ccb0"/>
    </style:style>
    <style:style style:name="P19" style:family="paragraph" style:parent-style-name="Heading_20_1">
      <style:text-properties officeooo:rsid="00167750" officeooo:paragraph-rsid="00167750"/>
    </style:style>
    <style:style style:name="P20" style:family="paragraph" style:parent-style-name="Heading_20_1">
      <style:text-properties officeooo:rsid="0016abf1" officeooo:paragraph-rsid="0016abf1"/>
    </style:style>
    <style:style style:name="T1" style:family="text">
      <style:text-properties officeooo:rsid="001339bc"/>
    </style:style>
    <style:style style:name="T2" style:family="text">
      <style:text-properties officeooo:rsid="001677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tab/><text:tab/><text:tab/><text:tab/>Petri Kallio</text:p>
      <text:p text:style-name="P1"><text:tab/><text:tab/><text:tab/><text:tab/><text:tab/><text:tab/><text:tab/><text:tab/><text:tab/><text:tab/><text:tab/><text:tab/>op. nro. 012843064</text:p>
      <text:p text:style-name="P1"><text:tab/><text:tab/><text:tab/><text:tab/><text:tab/><text:tab/><text:tab/><text:tab/><text:tab/><text:tab/><text:tab/><text:tab/>s.posti <text:a xlink:type="simple" xlink:href="mailto:petri.j.kallio@helsinki.fi" text:style-name="Internet_20_link" text:visited-style-name="Visited_20_Internet_20_Link">petri.j.kallio@helsinki.fi</text:a></text:p>
      <text:p text:style-name="P1"><text:tab/><text:tab/><text:tab/><text:tab/><text:tab/><text:tab/><text:tab/><text:tab/><text:tab/><text:tab/><text:tab/><text:tab/>Helsingin yliopisto</text:p>
      <text:p text:style-name="P1"><text:tab/><text:tab/><text:tab/><text:tab/><text:tab/><text:tab/><text:tab/><text:tab/><text:tab/><text:tab/><text:tab/><text:tab/>Matemaattis-luonnontieteellinen tiedekunta</text:p>
      <text:p text:style-name="P1"><text:tab/><text:tab/><text:tab/><text:tab/><text:tab/><text:tab/><text:tab/><text:tab/><text:tab/><text:tab/><text:tab/><text:tab/>Tietojenkäsittelytieteen laitos</text:p>
      <text:p text:style-name="P1"><text:tab/><text:tab/><text:tab/><text:tab/><text:tab/><text:tab/><text:tab/><text:tab/><text:tab/><text:tab/><text:tab/><text:tab/>Tietorakenteet ja algoritmit -harjoitustyö</text:p>
      <text:p text:style-name="P1"><text:tab/><text:tab/><text:tab/><text:tab/><text:tab/><text:tab/><text:tab/><text:tab/><text:tab/><text:tab/><text:tab/><text:tab/>Kevät 2017</text:p>
      <text:p text:style-name="P1"/>
      <text:p text:style-name="P1"/>
      <text:p text:style-name="P11">DASP-5000</text:p>
      <text:p text:style-name="P12">Määrittelydokumentti</text:p>
      <text:p text:style-name="P4"/>
      <text:h text:style-name="P17" text:outline-level="1">Työn aihe</text:h>
      <text:p text:style-name="P5">Harjoitustyön tarkoituksena on tuottaa ohjelmisto, jonka avulla voidaan muokata äänitiedostoja. Projektin nimi DASP-5000 on lyhenne sanoista Digital Audio Signal Processor. <text:span text:style-name="T2">Käytettävä ohjelmointikieli on Java.</text:span></text:p>
      <text:p text:style-name="P5"/>
      <text:h text:style-name="P17" text:outline-level="1">Toteutettavat algoritmit</text:h>
      <text:p text:style-name="P5">Algoritmeja toteutetaan järjestyksessä niin monta kuin harjoitustyöhön varattu aika sallii. Algoritmit toteutetaan pääsääntöisesti siinä järjestyk<text:span text:style-name="T1">s</text:span>essä, <text:span text:style-name="T1">jossa </text:span>ne <text:span text:style-name="T1">alla</text:span> tässä esitelty.</text:p>
      <text:p text:style-name="P2">Ääniraidan analysointi</text:p>
      <text:p text:style-name="P5">Tarkoituksena on tuottaa analyysi tietyistä ääniraidan ominaisuuksista, kuten äänenvoimakkuuden huipputaso, äänenvoimakkuuden keskimääräinen taso sekä äänenvoimakkuuden dynamiikka. <text:span text:style-name="T2">Analysoinnin ratkaisema ongelma on ensisijaisesti alla esiteltyjen algoritmien tarvitsemien tietojen tuottaminen.</text:span> <text:span text:style-name="T2">Tavoiteltava aikavaativuus on O(n). Tavoiteltava tilavaativuus on myös O(n).</text:span></text:p>
      <text:p text:style-name="P2">Ääniraidan normalisointi</text:p>
      <text:p text:style-name="P6">Ääniraidan normalisoinnissa ääniraidan huippukohta etsitään ja lasketaan, kuinka paljon äänenvoimakkuutta tulee huipputason kohdalla muuttaa, jotta ääniraita saadaan normalisoitua haluttuun tasoon, esimerkiksi -0,1dB:iin. Tämän jälkeen jokainen ääniraidan näyte lasketaan uudestaan niin, että se on oikeassa suhteessa uuteen, normalisoituun tasoon. <text:span text:style-name="T2">Ongelma, jonka operaatio ratkaisee, on ääniraidan Tätä operaatiota ei voida toteuttaa reaaliajassa, eikä puskuroimalla, sillä koko ääniraita tulee analysoida, ennen kuin muokkaus voidaan tehdä. Tavoiteltava aikavaativuus on O(n). Tavoiteltava tilavaativuus on myös O(n).</text:span></text:p>
      <text:p text:style-name="P2"><text:soft-page-break/>Kahden (tai useamman) ääniraidan miksaaminen yhdeksi ääniraidaksi</text:p>
      <text:p text:style-name="P6">Ääniraitojen miksaamisessa kaksi tai useampi ääniraita sulautetaan yhdeksi niin, ettei missään vaiheessa ylitetä tai aliteta <text:span text:style-name="T1">ääniraitojen bittisyvyyttä. Tämä operaatio voidaan toteuttaa reaaliajassa, sillä raitojen analysointia etukäteen ei tarvita. Jos aikaa jää, voidaan tähän operaatioon lisätä parametrit, jonka avulla saadaan määritettyä raitojen miksaussuhde. Tavoiteltava aikavaativuus on O(n). Tavoiteltava tilavaativuus on myös O(n).</text:span></text:p>
      <text:p text:style-name="P3">Gate</text:p>
      <text:p text:style-name="P8">Ääniraidan gate'aamisella tarkoitetaan, että tietyn raja-arvon alittavat näytteet vaimennetaan täydelliseksi hiljaisuudeksi. Tämä ominaisuus on omiaan esimerkiksi kohinan ja muiden hälyäänien poistoon. Tätä ominaisuutta ei voida toteuttaa täysin reaaliaikaisena ilman kuuluvia säröääniä ääniraidassa. Tämä johtuu siitä, että äkillinen muutos nollatason sekä siitä huomattavasti poikkeavan tason välillä aiheuttaa kaiuttimista selvästi kuultava ”naksauksen”. Liukuman sekä hiljaisuuteen, että siitä pois tulee täten olla mahdollisimman hienovarainen. <text:span text:style-name="T2">Tavoiteltava aikavaativuus on O(n). Tavoiteltava tilavaativuus on myös O(n).</text:span></text:p>
      <text:p text:style-name="P7"/>
      <text:h text:style-name="P18" text:outline-level="1">Toteutettavat tietorakenteet</text:h>
      <text:p text:style-name="P9">Äänisignaalin puskurointi niissä tapauksissa, missä sitä vaaditaan, vaatii ainakin jonorakenteen toteuttamisen. <text:span text:style-name="T2">Toteutettavien tietorakenteiden tarve päivittyy projektin edetessä.</text:span></text:p>
      <text:p text:style-name="P9"/>
      <text:h text:style-name="P19" text:outline-level="1">Ohjelman syötteet</text:h>
      <text:p text:style-name="P10">Ensisijaisesti syötteet on tarkoitus antaa ohjelmalle pakkaamattomina WAV-äänitiedostoina. Äänitiedostojen näytteenottotaajuus sekä bittisyvyys rajoitetaan ainakin alussa 44,1 kHz:iin sekä 16 bittiin. Muokatut äänitiedostot kirjoitetaan jälleen uusiksi äänitiedostoiksi, joiden formaatti on sama kuin luetuilla tiedostoillakin. Mahdollisuutta prosessoida myös linjasisääntulosta tulevaa signaalia sekä signaalin toistamista reaaliajassa tutkitaan projektin edetessä.</text:p>
      <text:p text:style-name="P10"/>
      <text:h text:style-name="P20" text:outline-level="1">Lähteet</text:h>
      <text:p text:style-name="P14">Müller, Meinard. Fundamentals of Music Processing: Audio, Analysis, Algorithms, Applications. Springer 2015.</text:p>
      <text:p text:style-name="P15">Toth, Viktor T. Mixing Digital Audio. <text:a xlink:type="simple" xlink:href="http://Www.wtoth.com/" text:style-name="Internet_20_link" text:visited-style-name="Visited_20_Internet_20_Link">www.wtoth.com</text:a> 2002. <text:a xlink:type="simple" xlink:href="http://www.vttoth.com/CMS/index.php/technical-notes/68" text:style-name="Internet_20_link" text:visited-style-name="Visited_20_Internet_20_Link">http://www.vttoth.com/CMS/index.php/technical-notes/68</text:a></text:p>
      <text:p text:style-name="P16">Oracle Java Documentation: The Java Tutorials, <text:a xlink:type="simple" xlink:href="http://docs.oracle.com/javase/tutorial/sound/" text:style-name="Internet_20_link" text:visited-style-name="Visited_20_Internet_20_Link">http://docs.oracle.com/javase/tutorial/sound/</text:a></text:p>
      <text:p text:style-name="P13">Stack Overflow -verkkosivus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0:56:44.288309487</meta:creation-date>
    <dc:date>2017-01-20T14:18:20.725437885</dc:date>
    <meta:editing-duration>PT1H3M34S</meta:editing-duration>
    <meta:editing-cycles>7</meta:editing-cycles>
    <meta:generator>LibreOffice/5.1.4.2$Linux_X86_64 LibreOffice_project/10m0$Build-2</meta:generator>
    <meta:document-statistic meta:table-count="0" meta:image-count="0" meta:object-count="0" meta:page-count="2" meta:paragraph-count="31" meta:word-count="408" meta:character-count="3968" meta:non-whitespace-character-count="3495"/>
  </office:meta>
</office:document-meta>
</file>